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ff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text-align="center"/>
      <style:text-properties fo:font-family="Constantia" style:font-family-generic="roman" style:font-pitch="variable" fo:font-size="26pt" style:text-underline-style="none" style:font-size-asian="26pt" style:font-size-complex="26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family="Constantia" style:font-family-generic="roman" style:font-pitch="variable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9cm" svg:height="2cm" svg:x="1cm" svg:y="1cm">
          <text:p text:style-name="P1"><text:span text:style-name="T1">Elvis Pressé</text:span></text:p>
        </draw:rect>
        <draw:rect draw:style-name="gr2" draw:text-style-name="P3" draw:layer="layout" svg:width="19cm" svg:height="3.35cm" svg:x="1cm" svg:y="3.05cm">
          <text:p text:style-name="P1"><text:span text:style-name="T2">Cherche un restaurant conseillé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  <draw:line draw:style-name="gr4" draw:text-style-name="P1" draw:layer="layout" svg:x1="10.4cm" svg:y1="13.701cm" svg:x2="10.4cm" svg:y2="15.3cm">
          <text:p/>
        </draw:line>
        <draw:line draw:style-name="gr4" draw:text-style-name="P1" draw:layer="layout" svg:x1="10.4cm" svg:y1="18.301cm" svg:x2="10.4cm" svg:y2="19.9cm">
          <text:p/>
        </draw:line>
        <draw:rect draw:style-name="gr2" draw:text-style-name="P4" draw:layer="layout" svg:width="16.7cm" svg:height="3cm" svg:x="2.1cm" svg:y="10.7cm">
          <text:p text:style-name="P1"><text:span text:style-name="T3">Recherche avec le filtre « Kebab » et</text:span></text:p>
          <text:p text:style-name="P1"><text:span text:style-name="T3">« Sandwich » et retrouve le restaurant</text:span></text:p>
        </draw:rect>
        <draw:rect draw:style-name="gr2" draw:text-style-name="P4" draw:layer="layout" svg:width="16.9cm" svg:height="3cm" svg:x="2.1cm" svg:y="15.2cm">
          <text:p text:style-name="P1"><text:span text:style-name="T3">Va sur le site du restaurant</text:span></text:p>
          <text:p text:style-name="P1"><text:span text:style-name="T3">pour réserver son menu</text:span></text:p>
        </draw:rect>
        <draw:rect draw:style-name="gr2" draw:text-style-name="P4" draw:layer="layout" svg:width="16.7cm" svg:height="3cm" svg:x="2.1cm" svg:y="19.9cm">
          <text:p text:style-name="P1"><text:span text:style-name="T3">Ajoute un rappel via les</text:span></text:p>
          <text:p text:style-name="P1"><text:span text:style-name="T3">notifications</text:span></text:p>
        </draw:rect>
        <draw:line draw:style-name="gr4" draw:text-style-name="P1" draw:layer="layout" svg:x1="10.4cm" svg:y1="22.926cm" svg:x2="10.4cm" svg:y2="24.525cm">
          <text:p/>
        </draw:line>
        <draw:rect draw:style-name="gr2" draw:text-style-name="P4" draw:layer="layout" svg:width="16.7cm" svg:height="3cm" svg:x="2.1cm" svg:y="24.525cm">
          <text:p text:style-name="P1"><text:span text:style-name="T3">Clique sur l'adresse pour localiser</text:span></text:p>
          <text:p text:style-name="P1"><text:span text:style-name="T3">facilement le lieu</text:span></text:p>
        </draw:rect>
      </draw:page>
      <draw:page draw:name="page2" draw:style-name="dp1" draw:master-page-name="Standard">
        <draw:rect draw:style-name="gr1" draw:text-style-name="P2" draw:layer="layout" svg:width="19cm" svg:height="2cm" svg:x="1cm" svg:y="1.025cm">
          <text:p text:style-name="P1"><text:span text:style-name="T1">Camille Bourgeois</text:span></text:p>
        </draw:rect>
        <draw:rect draw:style-name="gr2" draw:text-style-name="P3" draw:layer="layout" svg:width="19cm" svg:height="3.35cm" svg:x="1cm" svg:y="3.075cm">
          <text:p text:style-name="P1"><text:span text:style-name="T2">Visite un bon restaurant pt.1</text:span></text:p>
        </draw:rect>
        <draw:rect draw:style-name="gr2" draw:text-style-name="P4" draw:layer="layout" svg:width="16.7cm" svg:height="3cm" svg:x="2.1cm" svg:y="10.3cm">
          <text:p text:style-name="P1"><text:span text:style-name="T3">Se connecte, consulte et contacte</text:span></text:p>
          <text:p text:style-name="P1"><text:span text:style-name="T3">un restaurant recommandé</text:span></text:p>
        </draw:rect>
        <draw:line draw:style-name="gr4" draw:text-style-name="P1" draw:layer="layout" svg:x1="10.4cm" svg:y1="13.401cm" svg:x2="10.4cm" svg:y2="15cm">
          <text:p/>
        </draw:line>
        <draw:rect draw:style-name="gr2" draw:text-style-name="P4" draw:layer="layout" svg:width="16.9cm" svg:height="3cm" svg:x="2cm" svg:y="15cm">
          <text:p text:style-name="P1"><text:span text:style-name="T3">Le restaurant est fermé et demande a</text:span></text:p>
          <text:p text:style-name="P1"><text:span text:style-name="T3">être notifiée à l'ouverture</text:span></text:p>
        </draw:rect>
        <draw:line draw:style-name="gr4" draw:text-style-name="P1" draw:layer="layout" svg:x1="10.4cm" svg:y1="18cm" svg:x2="10.4cm" svg:y2="19.6cm">
          <text:p/>
        </draw:line>
        <draw:rect draw:style-name="gr2" draw:text-style-name="P4" draw:layer="layout" svg:width="16.9cm" svg:height="3cm" svg:x="2.1cm" svg:y="19.6cm">
          <text:p text:style-name="P1"><text:span text:style-name="T3">La notification apparaît et Camille</text:span></text:p>
          <text:p text:style-name="P1"><text:span text:style-name="T3">appelle le restaurant</text:span></text:p>
        </draw:rect>
        <draw:line draw:style-name="gr4" draw:text-style-name="P1" draw:layer="layout" svg:x1="10.4cm" svg:y1="22.625cm" svg:x2="10.4cm" svg:y2="24.225cm">
          <text:p/>
        </draw:line>
        <draw:rect draw:style-name="gr2" draw:text-style-name="P4" draw:layer="layout" svg:width="16.9cm" svg:height="3cm" svg:x="2.1cm" svg:y="24.225cm">
          <text:p text:style-name="P1"><text:span text:style-name="T3">Après avoir pris rendez-vous,</text:span></text:p>
          <text:p text:style-name="P1"><text:span text:style-name="T3">elle ajoute un rappel à son calendrier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</draw:page>
      <draw:page draw:name="page3" draw:style-name="dp1" draw:master-page-name="Standard">
        <draw:rect draw:style-name="gr1" draw:text-style-name="P2" draw:layer="layout" svg:width="19cm" svg:height="2cm" svg:x="1cm" svg:y="1.025cm">
          <text:p text:style-name="P1"><text:span text:style-name="T1">Camille Bourgeois</text:span></text:p>
        </draw:rect>
        <draw:rect draw:style-name="gr2" draw:text-style-name="P3" draw:layer="layout" svg:width="19cm" svg:height="3.35cm" svg:x="1cm" svg:y="3.075cm">
          <text:p text:style-name="P1"><text:span text:style-name="T2">Visite un bon restaurant pt.2</text:span></text:p>
        </draw:rect>
        <draw:rect draw:style-name="gr2" draw:text-style-name="P4" draw:layer="layout" svg:width="16.7cm" svg:height="3cm" svg:x="2.1cm" svg:y="10.4cm">
          <text:p text:style-name="P1"><text:span text:style-name="T3">Elle se connecte à son compte</text:span></text:p>
          <text:p text:style-name="P1"><text:span text:style-name="T3">et accède à son historique</text:span></text:p>
        </draw:rect>
        <draw:line draw:style-name="gr4" draw:text-style-name="P1" draw:layer="layout" svg:x1="10.4cm" svg:y1="13.501cm" svg:x2="10.4cm" svg:y2="15.1cm">
          <text:p/>
        </draw:line>
        <draw:rect draw:style-name="gr2" draw:text-style-name="P4" draw:layer="layout" svg:width="16.9cm" svg:height="3cm" svg:x="2cm" svg:y="15.1cm">
          <text:p text:style-name="P1"><text:span text:style-name="T3">Elle retrouve le restaurant, ajoute</text:span></text:p>
          <text:p text:style-name="P1"><text:span text:style-name="T3">ce dernier aux favoris</text:span></text:p>
        </draw:rect>
        <draw:line draw:style-name="gr4" draw:text-style-name="P1" draw:layer="layout" svg:x1="10.4cm" svg:y1="18.1cm" svg:x2="10.4cm" svg:y2="19.7cm">
          <text:p/>
        </draw:line>
        <draw:rect draw:style-name="gr2" draw:text-style-name="P4" draw:layer="layout" svg:width="16.9cm" svg:height="3cm" svg:x="2.1cm" svg:y="19.7cm">
          <text:p text:style-name="P1"><text:span text:style-name="T3">Enfin, elle ajoute ce restaurant à ses</text:span></text:p>
          <text:p text:style-name="P1"><text:span text:style-name="T3">contacts</text:span></text:p>
        </draw:rect>
        <draw:line draw:style-name="gr4" draw:text-style-name="P1" draw:layer="layout" svg:x1="10.5cm" svg:y1="23cm" svg:x2="10.5cm" svg:y2="24.6cm">
          <text:p/>
        </draw:line>
        <draw:rect draw:style-name="gr2" draw:text-style-name="P4" draw:layer="layout" svg:width="16.9cm" svg:height="3cm" svg:x="2.2cm" svg:y="24.6cm">
          <text:p text:style-name="P1"><text:span text:style-name="T3">Elle consulte ses favoris et voit les</text:span></text:p>
          <text:p text:style-name="P1"><text:span text:style-name="T3">autres restaurants qu'elle a aimé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ortrait</text:span></text:p>
        </draw:rect>
      </draw:page>
      <draw:page draw:name="page4" draw:style-name="dp1" draw:master-page-name="Standard">
        <draw:rect draw:style-name="gr1" draw:text-style-name="P2" draw:layer="layout" svg:width="19cm" svg:height="2cm" svg:x="1cm" svg:y="1.05cm">
          <text:p text:style-name="P1"><text:span text:style-name="T1">Richard Cuterie</text:span></text:p>
        </draw:rect>
        <draw:rect draw:style-name="gr2" draw:text-style-name="P3" draw:layer="layout" svg:width="19cm" svg:height="3.35cm" svg:x="1cm" svg:y="3.1cm">
          <text:p text:style-name="P1"><text:span text:style-name="T2">Complète la base de données pt.1</text:span></text:p>
        </draw:rect>
        <draw:rect draw:style-name="gr2" draw:text-style-name="P4" draw:layer="layout" svg:width="16.7cm" svg:height="3cm" svg:x="2.1cm" svg:y="10.5cm">
          <text:p text:style-name="P1"><text:span text:style-name="T3">Regarde sur la carte et remarque que </text:span></text:p>
          <text:p text:style-name="P1"><text:span text:style-name="T3">son enseigne n'est pas répertoriée</text:span></text:p>
        </draw:rect>
        <draw:line draw:style-name="gr4" draw:text-style-name="P1" draw:layer="layout" svg:x1="10.4cm" svg:y1="13.601cm" svg:x2="10.4cm" svg:y2="15.2cm">
          <text:p/>
        </draw:line>
        <draw:rect draw:style-name="gr2" draw:text-style-name="P4" draw:layer="layout" svg:width="16.9cm" svg:height="3cm" svg:x="2cm" svg:y="15.2cm">
          <text:p text:style-name="P1"><text:span text:style-name="T3">Richard se connecte alors avec son</text:span></text:p>
          <text:p text:style-name="P1"><text:span text:style-name="T3">compte et clique sur la carte</text:span></text:p>
        </draw:rect>
        <draw:line draw:style-name="gr4" draw:text-style-name="P1" draw:layer="layout" svg:x1="10.4cm" svg:y1="18.2cm" svg:x2="10.4cm" svg:y2="19.8cm">
          <text:p/>
        </draw:line>
        <draw:rect draw:style-name="gr2" draw:text-style-name="P4" draw:layer="layout" svg:width="16.9cm" svg:height="3cm" svg:x="2.1cm" svg:y="19.8cm">
          <text:p text:style-name="P1"><text:span text:style-name="T3">Il prend une photo de son restaurant</text:span></text:p>
          <text:p text:style-name="P1"><text:span text:style-name="T3">et complète les coordonnées</text:span></text:p>
        </draw:rect>
        <draw:line draw:style-name="gr4" draw:text-style-name="P1" draw:layer="layout" svg:x1="10.4cm" svg:y1="22.825cm" svg:x2="10.4cm" svg:y2="24.425cm">
          <text:p/>
        </draw:line>
        <draw:rect draw:style-name="gr2" draw:text-style-name="P4" draw:layer="layout" svg:width="16.9cm" svg:height="3cm" svg:x="2.1cm" svg:y="24.425cm">
          <text:p text:style-name="P1"><text:span text:style-name="T3">S'étant trompé sur l'adresse il corrige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aysage</text:span></text:p>
        </draw:rect>
      </draw:page>
      <draw:page draw:name="page5" draw:style-name="dp1" draw:master-page-name="Standard">
        <draw:rect draw:style-name="gr2" draw:text-style-name="P4" draw:layer="layout" svg:width="16.7cm" svg:height="3cm" svg:x="2.1cm" svg:y="12.201cm">
          <text:p text:style-name="P1"><text:span text:style-name="T3">Consulte la page de son enseigne en</text:span></text:p>
          <text:p text:style-name="P1"><text:span text:style-name="T3">cliquant sur le pin créé</text:span></text:p>
        </draw:rect>
        <draw:line draw:style-name="gr4" draw:text-style-name="P1" draw:layer="layout" svg:x1="10.4cm" svg:y1="15.302cm" svg:x2="10.4cm" svg:y2="16.901cm">
          <text:p/>
        </draw:line>
        <draw:line draw:style-name="gr4" draw:text-style-name="P1" draw:layer="layout" svg:x1="10.4cm" svg:y1="19.901cm" svg:x2="10.4cm" svg:y2="21.501cm">
          <text:p/>
        </draw:line>
        <draw:rect draw:style-name="gr1" draw:text-style-name="P2" draw:layer="layout" svg:width="19cm" svg:height="2cm" svg:x="1cm" svg:y="1.075cm">
          <text:p text:style-name="P1"><text:span text:style-name="T1">Richard Cuterie</text:span></text:p>
        </draw:rect>
        <draw:rect draw:style-name="gr2" draw:text-style-name="P3" draw:layer="layout" svg:width="19cm" svg:height="3.35cm" svg:x="1cm" svg:y="3.125cm">
          <text:p text:style-name="P1"><text:span text:style-name="T2">Complète la base de données pt.2</text:span></text:p>
        </draw:rect>
        <draw:rect draw:style-name="gr3" draw:text-style-name="P4" draw:layer="layout" svg:width="16.7cm" svg:height="2.5cm" svg:x="2.1cm" svg:y="7.3cm">
          <text:p text:style-name="P1"><text:span text:style-name="T3">Utilisation en mode paysage</text:span></text:p>
        </draw:rect>
        <draw:rect draw:style-name="gr2" draw:text-style-name="P4" draw:layer="layout" svg:width="16.9cm" svg:height="3cm" svg:x="2.1cm" svg:y="16.901cm">
          <text:p text:style-name="P1"><text:span text:style-name="T3">Lit les informations et laisse</text:span></text:p>
          <text:p text:style-name="P1"><text:span text:style-name="T3">un avis sur son restaurant</text:span></text:p>
        </draw:rect>
        <draw:rect draw:style-name="gr2" draw:text-style-name="P4" draw:layer="layout" svg:width="16.9cm" svg:height="3cm" svg:x="2.2cm" svg:y="21.5cm">
          <text:p text:style-name="P1"><text:span text:style-name="T3">Il consulte ses avis et voit les</text:span></text:p>
          <text:p text:style-name="P1"><text:span text:style-name="T3">autres restaurants qu'il a commenté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5-06T15:04:54.80</meta:creation-date>
    <dc:date>2019-05-13T13:29:02.03</dc:date>
    <dc:creator>Barthélemy Passin-Cauneau</dc:creator>
    <meta:editing-duration>PT5H16M40S</meta:editing-duration>
    <meta:editing-cycles>9</meta:editing-cycles>
    <meta:generator>OpenOffice/4.1.5$Win32 OpenOffice.org_project/415m1$Build-9789</meta:generator>
    <meta:document-statistic meta:object-count="48"/>
  </office:meta>
</office:document-meta>
</file>